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2400" officeooo:paragraph-rsid="00022400"/>
    </style:style>
    <style:style style:name="P2" style:family="paragraph" style:parent-style-name="Standard">
      <style:text-properties officeooo:rsid="0002bf2b" officeooo:paragraph-rsid="0002bf2b"/>
    </style:style>
    <style:style style:name="P3" style:family="paragraph" style:parent-style-name="Standard">
      <style:text-properties officeooo:rsid="00042cd2" officeooo:paragraph-rsid="00069c28"/>
    </style:style>
    <style:style style:name="P4" style:family="paragraph" style:parent-style-name="Standard">
      <style:text-properties officeooo:rsid="00042cd2" officeooo:paragraph-rsid="000a6811"/>
    </style:style>
    <style:style style:name="P5" style:family="paragraph" style:parent-style-name="Standard">
      <style:text-properties officeooo:rsid="000a6811" officeooo:paragraph-rsid="000a6811"/>
    </style:style>
    <style:style style:name="P6" style:family="paragraph" style:parent-style-name="Standard">
      <style:text-properties officeooo:rsid="000c5f1e" officeooo:paragraph-rsid="000c5f1e"/>
    </style:style>
    <style:style style:name="P7" style:family="paragraph" style:parent-style-name="Standard">
      <style:text-properties officeooo:rsid="0005f5ad" officeooo:paragraph-rsid="000a6811"/>
    </style:style>
    <style:style style:name="P8" style:family="paragraph" style:parent-style-name="Standard">
      <style:text-properties officeooo:rsid="0005f5ad" officeooo:paragraph-rsid="0013f764"/>
    </style:style>
    <style:style style:name="P9" style:family="paragraph" style:parent-style-name="Standard">
      <style:text-properties officeooo:rsid="0005f5ad" officeooo:paragraph-rsid="00069c28"/>
    </style:style>
    <style:style style:name="P10" style:family="paragraph" style:parent-style-name="Standard">
      <style:text-properties officeooo:rsid="0005f5ad" officeooo:paragraph-rsid="00157208"/>
    </style:style>
    <style:style style:name="P11" style:family="paragraph" style:parent-style-name="Standard">
      <style:text-properties officeooo:rsid="00121fdb" officeooo:paragraph-rsid="00121fdb"/>
    </style:style>
    <style:style style:name="P12" style:family="paragraph" style:parent-style-name="Standard">
      <style:text-properties officeooo:rsid="00042cd2" officeooo:paragraph-rsid="00157208"/>
    </style:style>
    <style:style style:name="P13" style:family="paragraph" style:parent-style-name="Standard">
      <style:text-properties officeooo:rsid="0013f764" officeooo:paragraph-rsid="0013f764"/>
    </style:style>
    <style:style style:name="P14" style:family="paragraph" style:parent-style-name="Standard">
      <style:text-properties officeooo:rsid="0013f764" officeooo:paragraph-rsid="00157208"/>
    </style:style>
    <style:style style:name="P15" style:family="paragraph" style:parent-style-name="Standard">
      <style:text-properties officeooo:rsid="00069c28" officeooo:paragraph-rsid="00157208"/>
    </style:style>
    <style:style style:name="P16" style:family="paragraph" style:parent-style-name="Standard">
      <style:text-properties officeooo:rsid="00022400" officeooo:paragraph-rsid="00022400"/>
    </style:style>
    <style:style style:name="P17" style:family="paragraph" style:parent-style-name="Standard">
      <style:text-properties officeooo:rsid="00022400" officeooo:paragraph-rsid="00157208"/>
    </style:style>
    <style:style style:name="P18" style:family="paragraph" style:parent-style-name="Standard">
      <style:text-properties officeooo:rsid="0002bf2b" officeooo:paragraph-rsid="0002bf2b"/>
    </style:style>
    <style:style style:name="T1" style:family="text">
      <style:text-properties officeooo:rsid="0002bf2b"/>
    </style:style>
    <style:style style:name="T2" style:family="text">
      <style:text-properties officeooo:rsid="0005f5ad"/>
    </style:style>
    <style:style style:name="T3" style:family="text">
      <style:text-properties officeooo:rsid="00069c28"/>
    </style:style>
    <style:style style:name="T4" style:family="text">
      <style:text-properties officeooo:rsid="000a6811"/>
    </style:style>
    <style:style style:name="T5" style:family="text">
      <style:text-properties officeooo:rsid="0010c607"/>
    </style:style>
    <style:style style:name="T6" style:family="text">
      <style:text-properties officeooo:rsid="001572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. <text:span text:style-name="T6">Add your Custom Alias.</text:span></text:p>
      <text:p text:style-name="P1"/>
      <text:p text:style-name="P1">alias list="ls -a" </text:p>
      <text:p text:style-name="P1">meenakshi@meenakshi:~/meenu/mee$ alias </text:p>
      <text:p text:style-name="P1">alias alert='notify-send --urgency=low -i "$([ $? = 0 ] &amp;&amp; echo terminal || echo error)" "$(history|tail -n1|sed -e '\''s/^\s*[0-9]\+\s*//;s/[;&amp;|]\s*alert$//'\'')"' </text:p>
      <text:p text:style-name="P1">alias egrep='egrep --color=auto' </text:p>
      <text:p text:style-name="P1">alias fgrep='fgrep --color=auto' </text:p>
      <text:p text:style-name="P1">alias grep='grep --color=auto' </text:p>
      <text:p text:style-name="P1">alias l='ls -CF' </text:p>
      <text:p text:style-name="P1">alias la='ls -A' </text:p>
      <text:p text:style-name="P1">alias list='ls -a' </text:p>
      <text:p text:style-name="P1">alias ll='ls -alrt' </text:p>
      <text:p text:style-name="P1">alias ls='ls –color=auto' </text:p>
      <text:p text:style-name="P1"/>
      <text:p text:style-name="P1"/>
      <text:p text:style-name="P1">Ques.<text:span text:style-name="T6">Create a soft link to a directory</text:span></text:p>
      <text:p text:style-name="P1"/>
      <text:p text:style-name="P1">meenakshi@meenakshi:~/meenu/mee$ ln -s meena file.txt </text:p>
      <text:p text:style-name="P1"/>
      <text:p text:style-name="P5">Ques.<text:span text:style-name="T6">export a folder and set it to my name</text:span></text:p>
      <text:p text:style-name="P4"/>
      <text:p text:style-name="P5">export GROOVY_HOME=/opt/groovy </text:p>
      <text:p text:style-name="P4"><text:span text:style-name="T4">export PATH=$PATH:$GROOVY_HOME/bin</text:span> <text:s text:c="30"/></text:p>
      <text:p text:style-name="P4"/>
      <text:p text:style-name="P17">Ques.<text:span text:style-name="T6">install <text:s/>cheese from apt-get</text:span></text:p>
      <text:p text:style-name="P17"/>
      <text:p text:style-name="P1">meenakshi@meenakshi:~/meenu/mee$ sudo apt-get install cheese </text:p>
      <text:p text:style-name="P1">Reading package lists... Done </text:p>
      <text:p text:style-name="P1">Building dependency tree <text:s text:c="6"/></text:p>
      <text:p text:style-name="P1">Reading state information... Done </text:p>
      <text:p text:style-name="P1">cheese is already the newest version. </text:p>
      <text:p text:style-name="P1">0 upgraded, 0 newly installed, 0 to remove and 466 not upgraded. </text:p>
      <text:p text:style-name="P1"/>
      <text:p text:style-name="P1">Ques<text:span text:style-name="T1">.Find the occurence of “intelligrape” in a file a.txt</text:span></text:p>
      <text:p text:style-name="P2"/>
      <text:p text:style-name="P2">cat a.txt </text:p>
      <text:p text:style-name="P2">intelligrape was established in 2008. </text:p>
      <text:p text:style-name="P2">Intelligrape is one of the renowned companies in Software Development. </text:p>
      <text:p text:style-name="P2">Intelligrape is currently having <text:s/>235 employees </text:p>
      <text:p text:style-name="P2">Intelligrape </text:p>
      <text:p text:style-name="P2">Intelligrape </text:p>
      <text:p text:style-name="P2">Intelli. </text:p>
      <text:p text:style-name="P2">meenakshi@meenakshi:~/meenu/mee$ grep -c -i intelligrape a.txt </text:p>
      <text:p text:style-name="P2">5 </text:p>
      <text:p text:style-name="P2">meenakshi@meenakshi:~/meenu/mee$ grep -i intelligrape a.txt </text:p>
      <text:p text:style-name="P2">intelligrape was established in 2008. </text:p>
      <text:p text:style-name="P2">Intelligrape is one of the renowned companies in Software Development. </text:p>
      <text:p text:style-name="P2">Intelligrape is currently having <text:s/>235 employees </text:p>
      <text:p text:style-name="P2">Intelligrape </text:p>
      <text:p text:style-name="P2">Intelligrape </text:p>
      <text:p text:style-name="P1"/>
      <text:p text:style-name="P6"><text:soft-page-break/>Ques .<text:span text:style-name="T6">find the no. Of lines in a file.</text:span></text:p>
      <text:p text:style-name="P6">meenakshi@meenakshi:~/meenu/mee$ wc -l a.txt </text:p>
      <text:p text:style-name="P6">6 a.txt </text:p>
      <text:p text:style-name="P3"/>
      <text:p text:style-name="P9"/>
      <text:p text:style-name="P13">Ques.<text:span text:style-name="T6">copy file from server</text:span></text:p>
      <text:p text:style-name="P13"/>
      <text:p text:style-name="P14"><text:a xlink:type="simple" xlink:href="mailto:meenakshi@meenakshi">meenakshi@meenakshi</text:a>:~$scp <text:s/><text:a xlink:type="simple" xlink:href="mailto:prashant@198.1.0.101">prashant@198.1.0.101</text:a>:/<text:span text:style-name="T6">file1.txt</text:span> /projects/demogit/<text:span text:style-name="T6">severfilecopy.txt</text:span></text:p>
      <text:p text:style-name="P7"/>
      <text:p text:style-name="P7"/>
      <text:p text:style-name="P13">Ques.<text:span text:style-name="T6">create a file using vim editor with the text “This is a sample file </text:span></text:p>
      <text:p text:style-name="P13">.<text:span text:style-name="T6">Welcome to Intelligrape.</text:span></text:p>
      <text:p text:style-name="P13"/>
      <text:p text:style-name="P13">meenakshi@meenakshi:~/meenakshi$ vim c.txt</text:p>
      <text:p text:style-name="P13">meenakshi@meenakshi:~/meenakshi$ cat c.txt</text:p>
      <text:p text:style-name="P13">This is a sample file . Welcome to Intelligrape.</text:p>
      <text:p text:style-name="P7"/>
      <text:p text:style-name="P13">Ques.<text:span text:style-name="T6">Copy file to server</text:span></text:p>
      <text:p text:style-name="P13"/>
      <text:p text:style-name="P13"><text:a xlink:type="simple" xlink:href="mailto:meenakshi@meenakshi">meenakshi@meenakshi</text:a>:~$scp /projects/demogit/b.txt prashant@198.1.0.101:/c.txt</text:p>
      <text:p text:style-name="P7"/>
      <text:p text:style-name="P13"/>
      <text:p text:style-name="P13"/>
      <text:p text:style-name="P15">Ques. <text:span text:style-name="T6">Rename any directory to your name.</text:span></text:p>
      <text:p text:style-name="P15"/>
      <text:p text:style-name="P15">meenakshi@meenakshi:~/meenu/mee$ mv count meenakshigupta </text:p>
      <text:p text:style-name="P15">meenakshi@meenakshi:~/meenu/mee$ cd meenakshigupta </text:p>
      <text:p text:style-name="P12"><text:span text:style-name="T3">meenakshi@meenakshi:~/meenu/mee/meenakshigupta$ </text:span><text:s text:c="9"/></text:p>
      <text:p text:style-name="P12"/>
      <text:p text:style-name="P10">Ques.<text:span text:style-name="T6">Copy a file from a1.txt to /tmp/b1.txt</text:span></text:p>
      <text:p text:style-name="P10"/>
      <text:p text:style-name="P12"><text:span text:style-name="T2">meenakshi@meenakshi:~/meenu/mee/count$ cp a1.txt /tmp/b1.txt </text:span><text:s text:c="3"/></text:p>
      <text:p text:style-name="P10">meenakshi@meenakshi:~/meenu/mee$ cat /tmp/b1.txt </text:p>
      <text:p text:style-name="P10">intelligrape </text:p>
      <text:p text:style-name="P10"/>
      <text:p text:style-name="P8"/>
      <text:p text:style-name="P11">Ques.<text:span text:style-name="T6">Try getting dump of selected table instead of the whole database</text:span></text:p>
      <text:p text:style-name="P11"/>
      <text:p text:style-name="P11">meenakshi@meenakshi:~$ mysql -u root -p igdefault abc &gt; newdump.sql</text:p>
      <text:p text:style-name="P11">meenakshi@meenakshi:~$ ls</text:p>
      <text:p text:style-name="P11">abc.txt <text:s text:c="5"/>Downloads <text:s text:c="15"/>grailsproject <text:s/>newdump.sql <text:s/>Templates</text:p>
      <text:p text:style-name="P11">abc.txt.pub <text:s/>examples.desktop <text:s text:c="8"/>index.html <text:s text:c="4"/>newfile.txt <text:s/>Videos</text:p>
      <text:p text:style-name="P11">clone <text:s text:c="7"/>file1.txt <text:s text:c="15"/>mouse.js <text:s text:c="6"/>Pictures</text:p>
      <text:p text:style-name="P11">Desktop <text:s text:c="5"/>file.txt <text:s text:c="16"/>mouse.js~ <text:s text:c="5"/>projects</text:p>
      <text:p text:style-name="P11">Documents <text:s text:c="3"/>grails installation.odt <text:s/>Music <text:s text:c="9"/>Public</text:p>
      <text:p text:style-name="P11">meenakshi@meenakshi:~$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2T23:03:30.428366185</meta:creation-date>
    <dc:date>2015-02-06T23:47:26.251430170</dc:date>
    <meta:editing-duration>PT5H14M17S</meta:editing-duration>
    <meta:editing-cycles>14</meta:editing-cycles>
    <meta:generator>LibreOffice/4.2.3.3$Linux_X86_64 LibreOffice_project/420m0$Build-3</meta:generator>
    <meta:document-statistic meta:table-count="0" meta:image-count="0" meta:object-count="0" meta:page-count="2" meta:paragraph-count="69" meta:word-count="327" meta:character-count="2975" meta:non-whitespace-character-count="2510"/>
  </office:meta>
</office:document-meta>
</file>